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3D0000008DE1880BAA.png" manifest:media-type=""/>
  <manifest:file-entry manifest:full-path="Pictures/10000000000000E2000000DFA345451E.jp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2611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5" style:family="table-row">
      <style:table-row-properties style:min-row-height="0.1667in" fo:keep-together="always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B8" style:family="table-cell" style:data-style-name="N0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B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C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13afab" officeooo:paragraph-rsid="0013afab" style:font-size-asian="12pt"/>
    </style:style>
    <style:style style:name="P7" style:family="paragraph" style:parent-style-name="Standard">
      <style:text-properties fo:font-size="12pt" officeooo:rsid="0013afab" officeooo:paragraph-rsid="0013afab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fo:font-size="12pt" fo:font-weight="bold" officeooo:rsid="0014f9ed" officeooo:paragraph-rsid="0014f9ed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48cc5" officeooo:paragraph-rsid="001f1d7c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5bb0" officeooo:paragraph-rsid="00265bb0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5bb0" officeooo:paragraph-rsid="00291f32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df0d7" officeooo:paragraph-rsid="002df0d7" style:font-size-asian="12pt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3pt" fo:font-weight="bold" officeooo:rsid="002df0d7" officeooo:paragraph-rsid="002df0d7" style:font-size-asian="13pt" style:font-weight-asian="bold" style:font-name-complex="Helvetica" style:font-size-complex="13pt" style:font-weight-complex="bold"/>
    </style:style>
    <style:style style:name="P18" style:family="paragraph" style:parent-style-name="Standard" style:list-style-name="L1">
      <style:paragraph-properties style:snap-to-layout-grid="false"/>
      <style:text-properties style:font-name="Helvetica" fo:font-size="12pt" fo:font-weight="bold" officeooo:rsid="002df0d7" officeooo:paragraph-rsid="002df0d7" style:font-size-asian="12pt" style:font-weight-asian="bold" style:font-name-complex="Helvetica"/>
    </style:style>
    <style:style style:name="P19" style:family="paragraph" style:parent-style-name="Standard" style:list-style-name="L2">
      <style:paragraph-properties style:snap-to-layout-grid="false"/>
      <style:text-properties style:font-name="Helvetica" fo:font-size="12pt" fo:font-weight="bold" officeooo:rsid="002df0d7" officeooo:paragraph-rsid="002df0d7" style:font-size-asian="12pt" style:font-weight-asian="bold" style:font-name-complex="Helvetica"/>
    </style:style>
    <style:style style:name="P20" style:family="paragraph" style:parent-style-name="Standard" style:list-style-name="L1">
      <style:paragraph-properties style:snap-to-layout-grid="false"/>
      <style:text-properties style:font-name="Helvetica" fo:font-size="12pt" fo:font-weight="bold" officeooo:rsid="002f3163" officeooo:paragraph-rsid="002f3163" style:font-size-asian="12pt" style:font-weight-asian="bold" style:font-name-complex="Helvetica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f3163" officeooo:paragraph-rsid="002f3163" style:font-size-asian="12pt" style:font-name-complex="Helvetica"/>
    </style:style>
    <style:style style:name="P22" style:family="paragraph" style:parent-style-name="Standard">
      <style:paragraph-properties style:snap-to-layout-grid="false"/>
      <style:text-properties fo:font-size="12pt" officeooo:rsid="002f3163" officeooo:paragraph-rsid="002f3163" style:font-size-asian="12pt"/>
    </style:style>
    <style:style style:name="P23" style:family="paragraph" style:parent-style-name="Heading_20_3">
      <style:paragraph-properties style:snap-to-layout-grid="false"/>
      <style:text-properties fo:font-weight="bold" style:font-weight-asian="bold"/>
    </style:style>
    <style:style style:name="P24" style:family="paragraph" style:parent-style-name="Heading_20_3">
      <style:paragraph-properties fo:text-align="center" style:justify-single-word="false"/>
      <style:text-properties officeooo:rsid="0013afab" officeooo:paragraph-rsid="0013afab"/>
    </style:style>
    <style:style style:name="P25" style:family="paragraph" style:parent-style-name="Heading_20_1">
      <style:paragraph-properties style:snap-to-layout-grid="false"/>
      <style:text-properties fo:language="zxx" fo:country="none" fo:font-weight="bold" officeooo:rsid="0013afab" officeooo:paragraph-rsid="0013afab" style:language-asian="zxx" style:country-asian="none" style:font-weight-asian="bold"/>
    </style:style>
    <style:style style:name="P26" style:family="paragraph" style:parent-style-name="Heading_20_1">
      <style:text-properties fo:font-weight="bold" style:font-weight-asian="bold"/>
    </style:style>
    <style:style style:name="P27" style:family="paragraph" style:parent-style-name="Heading_20_1">
      <style:paragraph-properties style:snap-to-layout-grid="false"/>
      <style:text-properties fo:font-weight="bold" style:font-weight-asian="bold"/>
    </style:style>
    <style:style style:name="P28" style:family="paragraph" style:parent-style-name="Heading_20_1">
      <style:text-properties style:font-name="Helvetica" style:font-name-complex="Helvetica"/>
    </style:style>
    <style:style style:name="P29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0" style:family="paragraph" style:parent-style-name="Heading_20_4">
      <style:text-properties officeooo:paragraph-rsid="0013afab"/>
    </style:style>
    <style:style style:name="P31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265bb0"/>
    </style:style>
    <style:style style:name="T2" style:family="text">
      <style:text-properties officeooo:rsid="00291f32"/>
    </style:style>
    <style:style style:name="T3" style:family="text">
      <style:text-properties officeooo:rsid="002df0d7"/>
    </style:style>
    <style:style style:name="T4" style:family="text">
      <style:text-properties officeooo:rsid="002f3163"/>
    </style:style>
    <style:style style:name="T5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5" text:outline-level="1">h<draw:frame draw:style-name="fr1" draw:name="graphics2" text:anchor-type="char" svg:x="1.8063in" svg:y="0.1425in" svg:width="0.752in" svg:height="0.7402in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1"><draw:image xlink:href="Pictures/100002000000013D0000008DE1880BAA.png" xlink:type="simple" xlink:show="embed" xlink:actuate="onLoad"/></draw:frame><draw:frame draw:style-name="fr3" draw:name="graphics1" text:anchor-type="char" svg:x="-0.0118in" svg:y="0.0839in" svg:width="0.4862in" svg:height="0.8661in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9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7" text:outline-level="1"/>
          </table:table-cell>
          <table:table-cell table:style-name="Table1.A2" table:number-columns-spanned="2" office:value-type="string">
            <text:h text:style-name="P23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6" text:outline-level="1">Project</text:h>
          </table:table-cell>
          <table:table-cell table:style-name="Table1.A3" table:number-columns-spanned="3" office:value-type="string">
            <text:h text:style-name="P24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22">01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Jörn Tillmanns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4">06</text:span>.<text:span text:style-name="T4">01</text:span>.1<text:span text:style-name="T4">4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4419779904862781319" text:style-name="L1">
              <text:list-item>
                <text:p text:style-name="P20">Move to Helsinki</text:p>
              </text:list-item>
              <text:list-item>
                <text:p text:style-name="P20">Bug-Fixing</text:p>
              </text:list-item>
              <text:list-item>
                <text:p text:style-name="P20">Final Documentatio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0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P30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1999692507087746504" text:style-name="L2">
              <text:list-header>
                <text:p text:style-name="P19"/>
              </text:list-header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1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8" text:outline-level="1">Monday</text:h>
          </table:table-cell>
          <table:table-cell table:style-name="Table4.A2" office:value-type="string">
            <text:p text:style-name="P15">5</text:p>
          </table:table-cell>
          <table:table-cell table:style-name="Table4.A2" office:value-type="string">
            <text:p text:style-name="P21">Meeting, Documentation 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21">5</text:p>
          </table:table-cell>
          <table:table-cell table:style-name="Table4.A2" office:value-type="string">
            <text:p text:style-name="P21">Fixing Access-Rights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B8" office:value-type="float" office:value="0">
            <text:p text:style-name="P15">0</text:p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0" office:value-type="string">
            <text:p text:style-name="P11">Sunday</text:p>
          </table:table-cell>
          <table:table-cell table:style-name="Table4.B10" office:value-type="string">
            <text:p text:style-name="P21">0</text:p>
          </table:table-cell>
          <table:table-cell table:style-name="Table4.C10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17">17</text:p>
          </table:table-cell>
          <table:table-cell table:style-name="Table4.A11" office:value-type="string">
            <text:p text:style-name="P16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4-01-06T18:26:02.734570408</dc:date>
    <meta:print-date>1998-10-09T11:53:00</meta:print-date>
    <meta:editing-cycles>24</meta:editing-cycles>
    <meta:editing-duration>PT16M56S</meta:editing-duration>
    <meta:generator>LibreOffice/4.1.4.2$Linux_X86_64 LibreOffice_project/410m0$Build-2</meta:generator>
    <meta:document-statistic meta:table-count="4" meta:image-count="3" meta:object-count="0" meta:page-count="2" meta:paragraph-count="40" meta:word-count="59" meta:character-count="324" meta:non-whitespace-character-count="307"/>
  </office:meta>
</office:document-meta>
</file>